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E1048576 Sheet1.F4:Sheet1.F1048576 Sheet1.G3:Sheet1.G1048576 Sheet1.F3:Sheet1.F3">
            <calcext:condition calcext:apply-style-name="Untitled1" calcext:value="contains-text(&quot;Included&quot;)" calcext:base-cell-address="Sheet1.E3"/>
          </calcext:conditional-format>
          <calcext:conditional-format calcext:target-range-address="Sheet1.E3:Sheet1.E1048576 Sheet1.F4:Sheet1.F1048576 Sheet1.G3:Sheet1.G1048576 Sheet1.F3:Sheet1.F3">
            <calcext:condition calcext:apply-style-name="Untitled2" calcext:value="contains-text(&quot;Excluded&quot;)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9:11:54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7T19:58:35.588000000</dc:date>
    <meta:editing-duration>PT1H11M38S</meta:editing-duration>
    <meta:editing-cycles>7</meta:editing-cycles>
    <meta:generator>LibreOffice/24.8.4.2$Windows_X86_64 LibreOffice_project/bb3cfa12c7b1bf994ecc5649a80400d06cd71002</meta:generator>
    <meta:document-statistic meta:table-count="1" meta:cell-count="149" meta:object-count="0"/>
  </office:meta>
</office:document-meta>
</file>